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ource Code Pro" svg:font-family="'Source Code Pro', 'DejaVu Sans Mono', 'Ubuntu Mono', 'Anonymous Pro', 'Droid Sans Mono', Menlo, Monaco, Consolas, Inconsolata, Courier, 'PingFang SC', 'Microsoft YaHei', sans-serif"/>
    <style:font-face style:name="Source Code Pro1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bd0c9" officeooo:paragraph-rsid="001bd0c9"/>
    </style:style>
    <style:style style:name="P2" style:family="paragraph" style:parent-style-name="Standard">
      <style:text-properties fo:font-size="22pt" fo:font-weight="bold" officeooo:rsid="001bd0c9" officeooo:paragraph-rsid="001bd0c9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officeooo:rsid="001bd0c9" officeooo:paragraph-rsid="001bd0c9" style:font-size-asian="12pt" style:font-size-complex="12pt"/>
    </style:style>
    <style:style style:name="P4" style:family="paragraph" style:parent-style-name="Standard">
      <style:text-properties fo:font-size="12pt" officeooo:rsid="001bd0c9" officeooo:paragraph-rsid="001c6fa4" style:font-size-asian="12pt" style:font-size-complex="12pt"/>
    </style:style>
    <style:style style:name="P5" style:family="paragraph" style:parent-style-name="Standard">
      <style:text-properties fo:font-size="12pt" fo:font-weight="bold" officeooo:rsid="001bd0c9" officeooo:paragraph-rsid="001bd0c9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4d4d4d" loext:opacity="100%" fo:font-size="12pt" fo:letter-spacing="normal" officeooo:rsid="001bd0c9" officeooo:paragraph-rsid="001bd0c9" style:font-name-asian="apple-system" style:font-size-asian="12pt" style:font-style-asian="normal" style:font-weight-asian="normal" style:font-size-complex="12pt"/>
    </style:style>
    <style:style style:name="P7" style:family="paragraph" style:parent-style-name="Standard">
      <style:text-properties fo:font-variant="normal" fo:text-transform="none" fo:color="#000000" loext:opacity="100%" style:font-name="Noto Serif CJK SC" fo:font-size="12pt" fo:letter-spacing="normal" fo:font-weight="bold" officeooo:rsid="00215d5f" officeooo:paragraph-rsid="00215d5f" style:font-name-asian="Noto Serif CJK SC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215d5f" officeooo:paragraph-rsid="00215d5f" style:font-name-asian="Noto Serif CJK SC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9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22e04c" officeooo:paragraph-rsid="0022e04c" style:font-name-asian="Noto Serif CJK SC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10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215d5f" officeooo:paragraph-rsid="00215d5f" style:font-name-asian="Noto Serif CJK S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1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22e04c" officeooo:paragraph-rsid="0022e04c" style:font-name-asian="Noto Serif CJK S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2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normal" officeooo:rsid="0023c300" officeooo:paragraph-rsid="0023c300" style:font-name-asian="Noto Serif CJK S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3" style:family="paragraph" style:parent-style-name="Standard">
      <style:text-properties fo:font-variant="normal" fo:text-transform="none" fo:color="#000000" loext:opacity="100%" style:font-name="Noto Serif CJK SC" fo:font-size="12pt" fo:letter-spacing="normal" fo:font-style="normal" fo:font-weight="bold" officeooo:rsid="00215d5f" officeooo:paragraph-rsid="00215d5f" style:font-name-asian="Noto Serif CJK SC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1" style:family="text">
      <style:text-properties officeooo:rsid="0013116e"/>
    </style:style>
    <style:style style:name="T2" style:family="text">
      <style:text-properties officeooo:rsid="001c6fa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e04c"/>
    </style:style>
    <style:style style:name="T6" style:family="text">
      <style:text-properties officeooo:rsid="00215d5f"/>
    </style:style>
    <style:style style:name="T7" style:family="text">
      <style:text-properties style:font-size-asian="12pt"/>
    </style:style>
    <style:style style:name="T8" style:family="text">
      <style:text-properties style:text-underline-style="none" style:font-size-asian="12pt"/>
    </style:style>
    <style:style style:name="T9" style:family="text">
      <style:text-properties style:use-window-font-color="true" loext:opacity="0%" style:text-underline-style="none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一些经验</text:p>
      <text:p text:style-name="P5">一、github，ssh密钥的作用及设置。</text:p>
      <text:p text:style-name="P1"><text:a xlink:type="simple" xlink:href="https://blog.csdn.net/Truman_Chan/article/details/119919182" text:style-name="Internet_20_link" text:visited-style-name="Visited_20_Internet_20_Link"><text:span text:style-name="T3">https://blog.csdn.net/Truman_Chan/article/details/119919182</text:span></text:a><text:span text:style-name="T3"> <text:s text:c="2"/>——高质量CSDN博客。</text:span></text:p>
      <text:p text:style-name="P4">github提供的ssh方式验证，可以利用电脑终端的配置文件，做到电脑与github挂钩，使得在电脑上进行push/pull/clone实现免密操作。（但是这一步，在利用<text:span text:style-name="T1">.git-credential配置文件时已经解决，详见“</text:span><text:span text:style-name="T2">9.6经验”）。</text:span></text:p>
      <text:p text:style-name="P3"><text:span text:style-name="T4">1. </text:span>在终端用户根目录~下执行生成非对称ssh秘钥命令，"your_email@example.com"替换为自己的Github电子邮件地址：</text:p>
      <text:p text:style-name="P1"><text:span text:style-name="T3">$ ssh-keygen -t rsa -C "</text:span><text:a xlink:type="simple" xlink:href="mailto:your_email@example.com" text:style-name="Internet_20_link" text:visited-style-name="Visited_20_Internet_20_Link"><text:span text:style-name="T3">your_email@example.com</text:span></text:a><text:span text:style-name="T3">"</text:span></text:p>
      <text:p text:style-name="P3"><text:span text:style-name="T4">2. </text:span>一路Enter回车（如需密码可自己设置，不影响Github后续配置），完成后秘钥文件将生成在~/.ssh 下。</text:p>
      <text:p text:style-name="P3"><text:span text:style-name="T4">3. </text:span>在后台启动ssh代理：</text:p>
      <text:p text:style-name="P3">$ eval "$(ssh-agent -s)"</text:p>
      <text:p text:style-name="P3">&gt; Agent pid 59566</text:p>
      <text:p text:style-name="P3"><text:span text:style-name="T4">4. </text:span>将ssh私钥添加到ssh-agent。如果创建了不同名称的密钥，或者要添加不同名称的现有密钥，请将命令中的id_rsa替换为你的私钥文件的名称：</text:p>
      <text:p text:style-name="P3">$ ssh-add ~/.ssh/id_rsa</text:p>
      <text:p text:style-name="P3"><text:span text:style-name="T4">5. </text:span>查看并复制刚刚生成的公钥~/.ssh/id_rsa.pub，如果文件名不同自行替换。</text:p>
      <text:p text:style-name="P3"><text:span text:style-name="T4">6. </text:span>登陆github，线上完成github部分的SSH配置，配置时标题字段目的是为新密钥添加描述性标签。</text:p>
      <text:p text:style-name="P5">plus：</text:p>
      <text:p text:style-name="P3"><text:tab/>采用SSH验证的方式有一个缺陷，任何人在保存有私匙的计算机上都可以对GitHub进行操作，另外私匙也存在被别人盗窃的风险。SSH提供了一种SSH with authentication key的认证方式。该方式对私匙设置了一个口令，在使用私匙前必须先输入口令，口令验证通过后才能使用私匙进行下一步操作。</text:p>
      <text:p text:style-name="P3">口令是可选的，如果没有输入口令，在设置完毕后，用户的任何git操作都不需要输入口令。</text:p>
      <text:p text:style-name="P6"/>
      <text:p text:style-name="P7">二、将git的默认编辑器设计为vscode。</text:p>
      <text:p text:style-name="P8">$ git config --global core.editor "code --wait" #直接配置这1条命令就好，“code –wait”就是vscode；也可以设置vim为i默认编辑器，$ git config --global core.editor vim即可。</text:p>
      <text:p text:style-name="P8"/>
      <text:p text:style-name="P13">三、git pull/git push/添加远程仓库进阶。</text:p>
      <text:p text:style-name="P10">你可以通过git remote add <text:span text:style-name="T5">A url将你的本地库与新的远程库进行链接，A是代称，url是网址。</text:span></text:p>
      <text:p text:style-name="P11">可以先用git remote -v查看自己的本地仓库关联了哪些远程仓库。 </text:p>
      <text:p text:style-name="P11">例如：</text:p>
      <text:p text:style-name="P12">$git remote -v</text:p>
      <text:p text:style-name="P11">origin<text:tab/><text:tab/>https://<text:span text:style-name="T6">github.com</text:span>/JOJO-Young/PS_project.git (fetch)</text:p>
      <text:p text:style-name="P11">origin<text:tab/><text:tab/>https://github.com/JOJO-Young/PS_project.git (push)</text:p>
      <text:p text:style-name="P11">source<text:tab/>https://git.nju.edu.cn/psv/ps2021-3-lab.git (fetch)</text:p>
      <text:p text:style-name="P11">source<text:tab/>https://git.nju.edu.cn/psv/ps2021-3-lab.git (push)</text:p>
      <text:p text:style-name="P11">其中origin/source可以理解为是这些仓库代称。</text:p>
      <text:p text:style-name="P9"><text:soft-page-break/><text:span text:style-name="T7">你可以通过git push <text:s/></text:span><text:a xlink:type="simple" xlink:href="https://github.com/JOJO-Young/PS_project.git" text:style-name="Internet_20_link" text:visited-style-name="Visited_20_Internet_20_Link"><text:span text:style-name="T7">https://github.com/JOJO-Young/PS_project.git</text:span></text:a><text:a xlink:type="simple" xlink:href="https://github.com/JOJO-Young/PS_project.git将你的代码推送到PS_project这个库" text:style-name="Internet_20_link" text:visited-style-name="Visited_20_Internet_20_Link"><text:span text:style-name="T9">将你的代码推送到PS_project这个库</text:span></text:a><text:span text:style-name="T7">，也可以通过git push origin。</text:span></text:p>
      <text:p text:style-name="P9">pull同理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ource Code Pro" svg:font-family="'Source Code Pro', 'DejaVu Sans Mono', 'Ubuntu Mono', 'Anonymous Pro', 'Droid Sans Mono', Menlo, Monaco, Consolas, Inconsolata, Courier, 'PingFang SC', 'Microsoft YaHei', sans-serif"/>
    <style:font-face style:name="Source Code Pro1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0:29:44.447563227</meta:creation-date>
    <dc:date>2022-09-11T17:11:20.726460700</dc:date>
    <meta:editing-duration>PT24M39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2" meta:paragraph-count="31" meta:word-count="708" meta:character-count="1514" meta:non-whitespace-character-count="1448"/>
  </office:meta>
</office:document-meta>
</file>